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4.0929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189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57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043in" fo:break-before="auto" style:use-optimal-row-height="false"/>
    </style:style>
    <style:style style:name="ro5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7709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7189in" fo:break-before="auto" style:use-optimal-row-height="false"/>
    </style:style>
    <style:style style:name="ta1" style:family="table" style:master-page-name="PageStyle_5f_Kodo_20_Peržiūros_20_Sąrašas">
      <style:table-properties table:display="true" style:writing-mode="lr-tb"/>
    </style:style>
    <style:style style:name="ce1" style:family="table-cell" style:parent-style-name="Default">
      <style:table-cell-properties fo:background-color="#ccffff" style:rotation-align="none"/>
    </style:style>
    <style:style style:name="ce2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ccffff" style:cell-protect="none" style:print-content="true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cc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14" style:family="table-cell" style:parent-style-name="Default">
      <style:table-cell-properties fo:border-bottom="0.74pt solid #000000" fo:background-color="#ccffff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74pt solid #000000" fo:background-color="#ccffff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do Peržiūros Sąrašas" table:style-name="ta1" table:print-ranges="'Kodo Peržiūros Sąrašas'.B1:'Kodo Peržiūros Sąrašas'.F10485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Grupė: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Data:</text:p>
          </table:table-cell>
          <table:table-cell table:style-name="ce23" office:value-type="date" office:date-value="2025-04-02" calcext:value-type="date">
            <text:p>4/2/202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Studentas:</text:p>
          </table:table-cell>
          <table:table-cell table:style-name="ce10" office:value-type="string" calcext:value-type="string" table:number-columns-spanned="3" table:number-rows-spanned="1">
            <text:p>Adomas Bieliūnas</text:p>
          </table:table-cell>
          <table:covered-table-cell table:number-columns-repeated="2" table:style-name="ce18"/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Programa:</text:p>
          </table:table-cell>
          <table:table-cell table:style-name="ce11" office:value-type="string" calcext:value-type="string">
            <text:p>PS</text:p>
          </table:table-cell>
          <table:table-cell table:style-name="ce2" office:value-type="string" calcext:value-type="string">
            <text:p>Programavimo kalba:</text:p>
          </table:table-cell>
          <table:table-cell table:style-name="ce11" office:value-type="string" calcext:value-type="string">
            <text:p>C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/>
          <table:table-cell table:style-name="ce3" office:value-type="string" calcext:value-type="string">
            <text:p>Aspektas</text:p>
          </table:table-cell>
          <table:table-cell table:style-name="ce12" office:value-type="string" calcext:value-type="string" table:number-columns-spanned="2" table:number-rows-spanned="1">
            <text:p>Tikrinami punktai</text:p>
          </table:table-cell>
          <table:covered-table-cell table:style-name="ce12"/>
          <table:table-cell table:style-name="ce3" office:value-type="string" calcext:value-type="string">
            <text:p>Rasta defektų</text:p>
          </table:table-cell>
          <table:table-cell table:style-name="ce1"/>
          <table:table-cell/>
          <table:table-cell table:style-name="ce27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Išbaigtumas</text:p>
          </table:table-cell>
          <table:table-cell table:style-name="ce13" office:value-type="string" calcext:value-type="string" table:number-columns-spanned="2" table:number-rows-spanned="1">
            <text:p>Patikrinti, ar visos funkcijos yra realizuotos</text:p>
          </table:table-cell>
          <table:covered-table-cell table:style-name="ce19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5">
          <table:table-cell table:style-name="ce1"/>
          <table:table-cell table:style-name="ce6" office:value-type="string" calcext:value-type="string">
            <text:p>Inicializacija</text:p>
          </table:table-cell>
          <table:table-cell table:style-name="ce7" office:value-type="string" calcext:value-type="string" table:number-columns-spanned="2" table:number-rows-spanned="1">
            <text:p>Patikrinti, ar visi kintamieji ir parametrai inicializuoti:</text:p>
            <text:p>- pradedant vykdyti programą;</text:p>
            <text:p>- prieš kiekvieną ciklą;</text:p>
            <text:p>- prieš funkcijos iškvietimą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6">
          <table:table-cell table:style-name="ce1"/>
          <table:table-cell table:style-name="ce7" office:value-type="string" calcext:value-type="string">
            <text:p>Funkcijų iškvietimas</text:p>
          </table:table-cell>
          <table:table-cell table:style-name="ce7" office:value-type="string" calcext:value-type="string" table:number-columns-spanned="2" table:number-rows-spanned="1">
            <text:p>Patikrinti, funkcijų iškvietimų formatus:</text:p>
            <text:p>- parametrus;</text:p>
            <text:p>- rodykles;</text:p>
            <text:p>- '&amp;' panaudojimus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7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8">
          <table:table-cell table:style-name="ce1"/>
          <table:table-cell table:style-name="ce6" office:value-type="string" calcext:value-type="string">
            <text:p>Vardai</text:p>
          </table:table-cell>
          <table:table-cell table:style-name="ce7" office:value-type="string" calcext:value-type="string" table:number-columns-spanned="2" table:number-rows-spanned="1">
            <text:p>Patikrinti, vardų rašybą ir naudojimą:</text:p>
            <text:p>- ar visi vardai korektiški;</text:p>
            <text:p>- ar visi aprašyti reikiamame lygyje;</text:p>
            <text:p>- ar visose struktūrose/klasėse naudojamas '.'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2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"/>
          <table:table-cell table:style-name="ce6" office:value-type="string" calcext:value-type="string">
            <text:p>{} poros</text:p>
          </table:table-cell>
          <table:table-cell table:style-name="ce13" office:value-type="string" calcext:value-type="string" table:number-columns-spanned="2" table:number-rows-spanned="1">
            <text:p>Patikrinti, ar riestiniai skliausteliai sudėti tinkamai</text:p>
          </table:table-cell>
          <table:covered-table-cell table:style-name="ce19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9">
          <table:table-cell table:style-name="ce1"/>
          <table:table-cell table:style-name="ce6" office:value-type="string" calcext:value-type="string">
            <text:p>Loginiai operatoriai</text:p>
          </table:table-cell>
          <table:table-cell table:style-name="ce7" office:value-type="string" calcext:value-type="string" table:number-columns-spanned="2" table:number-rows-spanned="1">
            <text:p>Patikrinti, ar korektiškai naudojami ==, =, || ir t.t.</text:p>
            <text:p>Patikrinti, ar tinkamai sudėti ().</text:p>
          </table:table-cell>
          <table:covered-table-cell table:style-name="ce21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0">
          <table:table-cell table:style-name="ce1"/>
          <table:table-cell table:style-name="ce7" office:value-type="string" calcext:value-type="string">
            <text:p>Nuoseklus patikrinimas</text:p>
          </table:table-cell>
          <table:table-cell table:style-name="ce7" office:value-type="string" calcext:value-type="string" table:number-columns-spanned="2" table:number-rows-spanned="1">
            <text:p>Patikrinti kiekvieną programos kodo eilutę:</text:p>
            <text:p>- ar teisinga operatorių sintaksė;</text:p>
            <text:p>- ar teisinga skyryba.</text:p>
          </table:table-cell>
          <table:covered-table-cell table:style-name="ce21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"/>
          <table:table-cell table:style-name="ce6" office:value-type="string" calcext:value-type="string">
            <text:p>Standartai</text:p>
          </table:table-cell>
          <table:table-cell table:style-name="ce6" office:value-type="string" calcext:value-type="string" table:number-columns-spanned="2" table:number-rows-spanned="1">
            <text:p>Patikrinti, ar programos kodas atitinka naudojamą Kodavimo standartą</text:p>
          </table:table-cell>
          <table:covered-table-cell table:style-name="ce21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1">
          <table:table-cell table:style-name="ce1"/>
          <table:table-cell table:style-name="ce6" office:value-type="string" calcext:value-type="string">
            <text:p>Failai</text:p>
          </table:table-cell>
          <table:table-cell table:style-name="ce7" office:value-type="string" calcext:value-type="string" table:number-columns-spanned="2" table:number-rows-spanned="1">
            <text:p>Patikrinti, ar visi failai:</text:p>
            <text:p>- tinkamai aprašyti;</text:p>
            <text:p>- atidaromi;</text:p>
            <text:p>- uždaromi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Viso</text:p>
          </table:table-cell>
          <table:covered-table-cell table:style-name="ce15"/>
          <table:covered-table-cell table:style-name="ce22"/>
          <table:table-cell table:style-name="ce26" table:formula="of:=SUM([.E6:.E22])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2">
            <text:p>Defektų nerasta</text:p>
          </table:table-cell>
          <table:covered-table-cell table:style-name="ce17"/>
          <table:table-cell table:number-columns-repeated="1020"/>
        </table:table-row>
        <table:table-row table:style-name="ro1">
          <table:table-cell table:number-columns-repeated="2"/>
          <table:covered-table-cell table:number-columns-repeated="2" table:style-name="ce17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Kodo Peržiūros Sąrašas'.$A$1" table:cell-range-address="$'Kodo Peržiūros Sąrašas'.$B$1:.$F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5516in" fo:margin-right="0.5516in" style:print-page-order="ttb" style:first-page-number="continue" style:scale-to-X="1" style:scale-to-Y="5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Kodo_20_Peržiūros_20_Sąrašas" style:display-name="PageStyle_Kodo Peržiūros Sąraš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Corporation</meta:initial-creator>
    <meta:creation-date>1996-10-14T23:33:28</meta:creation-date>
    <dc:date>2025-04-02T15:38:11.478805360</dc:date>
    <meta:generator>LibreOffice/7.3.7.2$Linux_X86_64 LibreOffice_project/30$Build-2</meta:generator>
    <meta:editing-duration>PT1H15M30S</meta:editing-duration>
    <meta:editing-cycles>1</meta:editing-cycles>
    <meta:document-statistic meta:table-count="1" meta:cell-count="43" meta:object-count="0"/>
    <meta:user-defined meta:name="AppVersion">16.0300</meta:user-defined>
    <meta:user-defined meta:name="ContentTypeId">0x0101005574BF80E929534AA1AC841FC51CDDEE</meta:user-defined>
    <meta:user-defined meta:name="MediaServiceImageTags"/>
  </office:meta>
</office:document-meta>
</file>